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862cm"/>
    </style:style>
    <style:style style:name="co4" style:family="table-column">
      <style:table-column-properties fo:break-before="auto" style:column-width="7.632cm"/>
    </style:style>
    <style:style style:name="co5" style:family="table-column">
      <style:table-column-properties fo:break-before="auto" style:column-width="16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<text:s text:c="4"/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 / 10V</text:p>
          </table:table-cell>
          <table:table-cell office:value-type="string" calcext:value-type="string">
            <text:p>Capacitor_THT:CP_Radial_D4.0mm_P1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reichelt.de/de/de/shop/produkt/elko_radial_22_f_10_v_rm_1_5_105_c_1000_h_20_-228356</text:p>
          </table:table-cell>
        </table:table-row>
        <table:table-row table:style-name="ro1">
          <table:table-cell office:value-type="string" calcext:value-type="string">
            <text:p><text:s text:c="4"/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 / 35V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reichelt.de/de/de/shop/produkt/elko_radial_100_f_35v_105_c_low_esr_aec-q200-376211</text:p>
          </table:table-cell>
        </table:table-row>
        <table:table-row table:style-name="ro1">
          <table:table-cell office:value-type="string" calcext:value-type="string">
            <text:p>&gt; <text:s/>C3, C4, C5, 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 / &gt;35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reichelt.de/de/de/shop/produkt/vielschicht-kerko_100nf_50v_125_c-207073</text:p>
          </table:table-cell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PLCC-2_3.4x3.0mm_A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reichelt.de/de/de/shop/produkt/led_smd_3528_plcc-2_blau_565_mcd_120_-231782</text:p>
          </table:table-cell>
        </table:table-row>
        <table:table-row table:style-name="ro1">
          <table:table-cell office:value-type="string" calcext:value-type="string">
            <text:p>&gt; <text:s/>J1-J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&gt; <text:s/>L1,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H</text:p>
          </table:table-cell>
          <table:table-cell office:value-type="string" calcext:value-type="string">
            <text:p>Inductor_THT:L_Axial_L7.0mm_D3.3mm_P10.16mm_Horizontal_Fastron_MIC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reichelt.de/de/de/shop/produkt/festinduktivitaet_axial_micc_ferrit_2_2_-86423</text:p>
          </table:table-cell>
        </table:table-row>
        <table:table-row table:style-name="ro1">
          <table:table-cell office:value-type="string" calcext:value-type="string">
            <text:p><text:s text:c="4"/>R1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reichelt.de/de/de/shop/produkt/smd-widerstand_0805_220_ohm_125_mw_1_-379211</text:p>
          </table:table-cell>
        </table:table-row>
        <table:table-row table:style-name="ro1">
          <table:table-cell office:value-type="string" calcext:value-type="string">
            <text:p><text:s text:c="4"/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reichelt.de/de/de/shop/produkt/smd-widerstand_0805_6_81_kohm_125_mw_0_1_-123294</text:p>
          </table:table-cell>
        </table:table-row>
        <table:table-row table:style-name="ro1">
          <table:table-cell office:value-type="string" calcext:value-type="string">
            <text:p><text:s text:c="4"/>R3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reichelt.de/de/de/shop/produkt/smd-widerstand_0805_390_ohm_125_mw_1_-32881</text:p>
          </table:table-cell>
        </table:table-row>
        <table:table-row table:style-name="ro1">
          <table:table-cell office:value-type="string" calcext:value-type="string">
            <text:p><text:s text:c="4"/>R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<text:s text:c="4"/>R5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reichelt.de/de/de/shop/produkt/smd-widerstand_0805_330_ohm_125_mw_1_-379215</text:p>
          </table:table-cell>
        </table:table-row>
        <table:table-row table:style-name="ro1">
          <table:table-cell office:value-type="string" calcext:value-type="string">
            <text:p>&gt; <text:s/>R6, 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reichelt.de/de/de/shop/produkt/smd-widerstand_0805_4_75_kohm_125_mw_0_1_-123284</text:p>
          </table:table-cell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A1-1211</text:p>
          </table:table-cell>
          <table:table-cell office:value-type="string" calcext:value-type="string">
            <text:p>Converter_DCDC:Converter_DCDC_TRACO_TBA1-xxxx_THT</text:p>
          </table:table-cell>
          <table:table-cell office:value-type="string" calcext:value-type="string">
            <text:p>https://www.tracopower.com/products/tba1.pdf</text:p>
          </table:table-cell>
          <table:table-cell office:value-type="string" calcext:value-type="string">
            <text:p>https://www.reichelt.de/de/de/shop/produkt/dc_dc-wandler_tba_1_1_w_5_v_200_ma_sil-4-265721</text:p>
          </table:table-cell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IAO-ESP32-C3-SMD</text:p>
          </table:table-cell>
          <table:table-cell office:value-type="string" calcext:value-type="string">
            <text:p>Seeed Studio XIAO Series Library:XIAO-ESP32C3-SMD</text:p>
          </table:table-cell>
          <table:table-cell/>
          <table:table-cell office:value-type="string" calcext:value-type="string">
            <text:p>https://www.reichelt.de/de/de/shop/produkt/xiao_esp32c3_wifi_bt_ohne_header-358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4T12:02:43.354000000</meta:creation-date>
    <dc:date>2025-11-14T13:19:52.601000000</dc:date>
    <meta:editing-duration>PT1H17M9S</meta:editing-duration>
    <meta:editing-cycles>2</meta:editing-cycles>
    <meta:generator>LibreOffice/7.5.2.2$Windows_X86_64 LibreOffice_project/53bb9681a964705cf672590721dbc85eb4d0c3a2</meta:generator>
    <meta:document-statistic meta:table-count="1" meta:cell-count="92" meta:object-count="0"/>
  </office:meta>
</office:document-meta>
</file>